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mposition" style:family="table">
      <style:table-properties style:width="12.409cm" fo:margin-left="2.947cm" table:align="left"/>
    </style:style>
    <style:style style:name="composition.A" style:family="table-column">
      <style:table-column-properties style:column-width="2.196cm"/>
    </style:style>
    <style:style style:name="composition.B" style:family="table-column">
      <style:table-column-properties style:column-width="5.292cm"/>
    </style:style>
    <style:style style:name="composition.C" style:family="table-column">
      <style:table-column-properties style:column-width="4.921cm"/>
    </style:style>
    <style:style style:name="composition.A1" style:family="table-cell">
      <style:table-cell-properties fo:padding="0.097cm" fo:border-left="0.05pt solid #000000" fo:border-right="none" fo:border-top="0.05pt solid #000000" fo:border-bottom="0.05pt solid #000000"/>
    </style:style>
    <style:style style:name="composition.C1" style:family="table-cell">
      <style:table-cell-properties fo:padding="0.097cm" fo:border="0.05pt solid #000000"/>
    </style:style>
    <style:style style:name="composition.A2" style:family="table-cell">
      <style:table-cell-properties fo:padding="0.097cm" fo:border-left="0.05pt solid #000000" fo:border-right="none" fo:border-top="none" fo:border-bottom="0.05pt solid #000000"/>
    </style:style>
    <style:style style:name="composition.C2" style:family="table-cell">
      <style:table-cell-properties fo:padding="0.097cm" fo:border-left="0.05pt solid #000000" fo:border-right="0.05pt solid #000000" fo:border-top="none" fo:border-bottom="0.05pt solid #000000"/>
    </style:style>
    <style:style style:name="fonctionnalités" style:family="table">
      <style:table-properties style:width="17.013cm" fo:margin-left="0cm" table:align="left"/>
    </style:style>
    <style:style style:name="fonctionnalités.A" style:family="table-column">
      <style:table-column-properties style:column-width="7.197cm"/>
    </style:style>
    <style:style style:name="fonctionnalités.B" style:family="table-column">
      <style:table-column-properties style:column-width="2.514cm"/>
    </style:style>
    <style:style style:name="fonctionnalités.C" style:family="table-column">
      <style:table-column-properties style:column-width="2.302cm"/>
    </style:style>
    <style:style style:name="fonctionnalités.D" style:family="table-column">
      <style:table-column-properties style:column-width="2.381cm"/>
    </style:style>
    <style:style style:name="fonctionnalités.E" style:family="table-column">
      <style:table-column-properties style:column-width="2.619cm"/>
    </style:style>
    <style:style style:name="fonctionnalités.A1" style:family="table-cell">
      <style:table-cell-properties fo:padding="0.097cm" fo:border-left="0.05pt solid #000000" fo:border-right="none" fo:border-top="0.05pt solid #000000" fo:border-bottom="0.05pt solid #000000"/>
    </style:style>
    <style:style style:name="fonctionnalités.E1" style:family="table-cell">
      <style:table-cell-properties fo:padding="0.097cm" fo:border="0.05pt solid #000000"/>
    </style:style>
    <style:style style:name="fonctionnalités.A2" style:family="table-cell">
      <style:table-cell-properties fo:padding="0.097cm" fo:border-left="0.05pt solid #000000" fo:border-right="none" fo:border-top="none" fo:border-bottom="0.05pt solid #000000"/>
    </style:style>
    <style:style style:name="fonctionnalités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cf38" officeooo:paragraph-rsid="001dcf38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dcf38" officeooo:paragraph-rsid="001dcf38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6pt" fo:font-weight="bold" officeooo:rsid="001dcf38" officeooo:paragraph-rsid="001dcf38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Courier" officeooo:rsid="001dcf38" officeooo:paragraph-rsid="001dcf38"/>
    </style:style>
    <style:style style:name="P5" style:family="paragraph" style:parent-style-name="Standard">
      <style:text-properties style:font-name="Courier" officeooo:rsid="001dcf38" officeooo:paragraph-rsid="001e34f3"/>
    </style:style>
    <style:style style:name="P6" style:family="paragraph" style:parent-style-name="Table_20_Heading">
      <style:text-properties officeooo:rsid="001dcf38" officeooo:paragraph-rsid="001dcf38"/>
    </style:style>
    <style:style style:name="P7" style:family="paragraph" style:parent-style-name="Table_20_Contents">
      <style:text-properties officeooo:rsid="001dcf38" officeooo:paragraph-rsid="001dcf38"/>
    </style:style>
    <style:style style:name="P8" style:family="paragraph" style:parent-style-name="Table_20_Contents">
      <style:text-properties officeooo:rsid="001dcf38" officeooo:paragraph-rsid="001fb6f9"/>
    </style:style>
    <style:style style:name="P9" style:family="paragraph" style:parent-style-name="Table_20_Contents">
      <style:paragraph-properties fo:text-align="center" style:justify-single-word="false"/>
      <style:text-properties officeooo:rsid="001dcf38" officeooo:paragraph-rsid="001dcf38"/>
    </style:style>
    <style:style style:name="P10" style:family="paragraph" style:parent-style-name="Table_20_Contents">
      <style:text-properties officeooo:rsid="001fb6f9" officeooo:paragraph-rsid="001fb6f9"/>
    </style:style>
    <style:style style:name="P11" style:family="paragraph" style:parent-style-name="Table_20_Contents">
      <style:text-properties officeooo:rsid="0020f9df" officeooo:paragraph-rsid="0020f9df"/>
    </style:style>
    <style:style style:name="P12" style:family="paragraph" style:parent-style-name="Table_20_Contents">
      <style:text-properties officeooo:rsid="0020f9df" officeooo:paragraph-rsid="001dcf38"/>
    </style:style>
    <style:style style:name="P13" style:family="paragraph" style:parent-style-name="Table_20_Contents">
      <style:text-properties fo:font-size="11pt" officeooo:rsid="0020f9df" officeooo:paragraph-rsid="0020f9df" style:font-size-asian="11pt" style:font-size-complex="11pt"/>
    </style:style>
    <style:style style:name="P14" style:family="paragraph" style:parent-style-name="Table_20_Contents">
      <style:text-properties fo:font-size="14pt" officeooo:rsid="002402d1" officeooo:paragraph-rsid="002402d1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rsid="002402d1" officeooo:paragraph-rsid="002402d1"/>
    </style:style>
    <style:style style:name="P17" style:family="paragraph" style:parent-style-name="Table_20_Contents">
      <style:paragraph-properties fo:margin-left="0cm" fo:margin-right="0cm" fo:text-indent="0cm" style:auto-text-indent="false" text:number-lines="false" text:line-number="0"/>
      <style:text-properties fo:font-size="14pt" officeooo:rsid="002402d1" officeooo:paragraph-rsid="002402d1" style:font-size-asian="14pt" style:font-size-complex="14pt"/>
    </style:style>
    <style:style style:name="P18" style:family="paragraph" style:parent-style-name="Standard">
      <style:text-properties officeooo:rsid="00255a00" officeooo:paragraph-rsid="00255a00"/>
    </style:style>
    <style:style style:name="T1" style:family="text">
      <style:text-properties officeooo:rsid="001dcf3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e34f3"/>
    </style:style>
    <style:style style:name="T5" style:family="text">
      <style:text-properties officeooo:rsid="001fb6f9"/>
    </style:style>
    <style:style style:name="T6" style:family="text">
      <style:text-properties officeooo:rsid="0020a1cb"/>
    </style:style>
    <style:style style:name="T7" style:family="text">
      <style:text-properties officeooo:rsid="0020f9df"/>
    </style:style>
    <style:style style:name="T8" style:family="text">
      <style:text-properties officeooo:rsid="002402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éveloppement d'applications Web en Java</text:p>
      <text:p text:style-name="P2">201<text:span text:style-name="T5">8</text:span> – 201<text:span text:style-name="T7">9</text:span></text:p>
      <text:p text:style-name="P2">Fiche de rendu de <text:span text:style-name="T5">Projet</text:span></text:p>
      <text:p text:style-name="P1"/>
      <text:p text:style-name="P3">Groupe de TD : <text:span text:style-name="T8">C</text:span></text:p>
      <text:p text:style-name="P3"/>
      <text:p text:style-name="P3">Heure d<text:span text:style-name="T6">e convocation</text:span> : <text:span text:style-name="T8">10h15</text:span></text:p>
      <text:p text:style-name="P3"/>
      <text:p text:style-name="P3">Composition du trinôme :</text:p>
      <text:p text:style-name="P1"><text:tab/></text:p>
      <table:table table:name="composition" table:style-name="composition">
        <table:table-column table:style-name="composition.A"/>
        <table:table-column table:style-name="composition.B"/>
        <table:table-column table:style-name="composition.C"/>
        <table:table-header-rows>
          <table:table-row>
            <table:table-cell table:style-name="composition.A1" office:value-type="string">
              <text:p text:style-name="Table_20_Heading"/>
            </table:table-cell>
            <table:table-cell table:style-name="composition.A1" office:value-type="string">
              <text:p text:style-name="P6">Nom</text:p>
            </table:table-cell>
            <table:table-cell table:style-name="composition.C1" office:value-type="string">
              <text:p text:style-name="P6">Prénom</text:p>
            </table:table-cell>
          </table:table-row>
        </table:table-header-rows>
        <table:table-row>
          <table:table-cell table:style-name="composition.A2" office:value-type="string">
            <text:p text:style-name="P7">Étudiant 1</text:p>
          </table:table-cell>
          <table:table-cell table:style-name="composition.A2" office:value-type="string">
            <text:p text:style-name="P14">Cadorel</text:p>
          </table:table-cell>
          <table:table-cell table:style-name="composition.C2" office:value-type="string">
            <text:p text:style-name="P14">Loan</text:p>
          </table:table-cell>
        </table:table-row>
        <table:table-row>
          <table:table-cell table:style-name="composition.A2" office:value-type="string">
            <text:p text:style-name="P7">Étudiant 2</text:p>
          </table:table-cell>
          <table:table-cell table:style-name="composition.A2" office:value-type="string">
            <text:p text:style-name="P17">Labbé</text:p>
          </table:table-cell>
          <table:table-cell table:style-name="composition.C2" office:value-type="string">
            <text:p text:style-name="P17">Hugo</text:p>
          </table:table-cell>
        </table:table-row>
        <table:table-row>
          <table:table-cell table:style-name="composition.A2" office:value-type="string">
            <text:p text:style-name="P7">Étudiant 3</text:p>
          </table:table-cell>
          <table:table-cell table:style-name="composition.A2" office:value-type="string">
            <text:p text:style-name="P14">Bourdin</text:p>
          </table:table-cell>
          <table:table-cell table:style-name="composition.C2" office:value-type="string">
            <text:p text:style-name="P14">Pierrick</text:p>
          </table:table-cell>
        </table:table-row>
      </table:table>
      <text:p text:style-name="P1"/>
      <text:p text:style-name="P3">Fonctionnalités à implanter :</text:p>
      <text:p text:style-name="P1"><text:tab/>Pour chaque fonctionnalité :</text:p>
      <text:p text:style-name="P1"><text:tab/><text:tab/>- mettre une croix dans la colonne « fonctionne » si elle fonctionne</text:p>
      <text:p text:style-name="P1"><text:s/><text:tab/><text:tab/>- mettre une croix dans la colonne « étudiant <text:span text:style-name="T2">n</text:span> » si l'étudiant « <text:span text:style-name="T2">n</text:span> » a participé à son développement.</text:p>
      <text:p text:style-name="P1"/>
      <table:table table:name="fonctionnalités" table:style-name="fonctionnalités">
        <table:table-column table:style-name="fonctionnalités.A"/>
        <table:table-column table:style-name="fonctionnalités.B"/>
        <table:table-column table:style-name="fonctionnalités.C"/>
        <table:table-column table:style-name="fonctionnalités.D"/>
        <table:table-column table:style-name="fonctionnalités.E"/>
        <table:table-header-rows>
          <table:table-row>
            <table:table-cell table:style-name="fonctionnalités.A1" office:value-type="string">
              <text:p text:style-name="P6">Fonctionnalité</text:p>
            </table:table-cell>
            <table:table-cell table:style-name="fonctionnalités.A1" office:value-type="string">
              <text:p text:style-name="P6">Fonctionne</text:p>
            </table:table-cell>
            <table:table-cell table:style-name="fonctionnalités.A1" office:value-type="string">
              <text:p text:style-name="P6">Etudiant 1</text:p>
            </table:table-cell>
            <table:table-cell table:style-name="fonctionnalités.A1" office:value-type="string">
              <text:p text:style-name="P6">Etudiant 2</text:p>
            </table:table-cell>
            <table:table-cell table:style-name="fonctionnalités.E1" office:value-type="string">
              <text:p text:style-name="P6">Etudiant 3</text:p>
            </table:table-cell>
          </table:table-row>
        </table:table-header-rows>
        <table:table-row>
          <table:table-cell table:style-name="fonctionnalités.A2" office:value-type="string">
            <text:p text:style-name="Table_20_Contents">G<text:span text:style-name="T1">estion connexion</text:span></text:p>
          </table:table-cell>
          <table:table-cell table:style-name="fonctionnalités.A2" office:value-type="string">
            <text:p text:style-name="P16">x</text:p>
          </table:table-cell>
          <table:table-cell table:style-name="fonctionnalités.A2" office:value-type="string">
            <text:p text:style-name="P15"/>
          </table:table-cell>
          <table:table-cell table:style-name="fonctionnalités.A2" office:value-type="string">
            <text:p text:style-name="P16">x</text:p>
          </table:table-cell>
          <table:table-cell table:style-name="fonctionnalités.E2" office:value-type="string">
            <text:p text:style-name="P15"/>
          </table:table-cell>
        </table:table-row>
        <table:table-row>
          <table:table-cell table:style-name="fonctionnalités.A2" office:value-type="string">
            <text:p text:style-name="P7">Gestion déconnexion</text:p>
          </table:table-cell>
          <table:table-cell table:style-name="fonctionnalités.A2" office:value-type="string">
            <text:p text:style-name="P16">x</text:p>
          </table:table-cell>
          <table:table-cell table:style-name="fonctionnalités.A2" office:value-type="string">
            <text:p text:style-name="P15"/>
          </table:table-cell>
          <table:table-cell table:style-name="fonctionnalités.A2" office:value-type="string">
            <text:p text:style-name="P16">x</text:p>
          </table:table-cell>
          <table:table-cell table:style-name="fonctionnalités.E2" office:value-type="string">
            <text:p text:style-name="P15"/>
          </table:table-cell>
        </table:table-row>
        <table:table-row>
          <table:table-cell table:style-name="fonctionnalités.A2" office:value-type="string">
            <text:p text:style-name="P7">Consultation <text:span text:style-name="T7">Serveur</text:span></text:p>
          </table:table-cell>
          <table:table-cell table:style-name="fonctionnalités.A2" office:value-type="string">
            <text:p text:style-name="P16">x</text:p>
          </table:table-cell>
          <table:table-cell table:style-name="fonctionnalités.A2" office:value-type="string">
            <text:p text:style-name="P15"/>
          </table:table-cell>
          <table:table-cell table:style-name="fonctionnalités.A2" office:value-type="string">
            <text:p text:style-name="P16">x</text:p>
          </table:table-cell>
          <table:table-cell table:style-name="fonctionnalités.E2" office:value-type="string">
            <text:p text:style-name="P15"/>
          </table:table-cell>
        </table:table-row>
        <table:table-row>
          <table:table-cell table:style-name="fonctionnalités.A2" office:value-type="string">
            <text:p text:style-name="P8">Consultation <text:span text:style-name="T7">Utilisateur</text:span></text:p>
          </table:table-cell>
          <table:table-cell table:style-name="fonctionnalités.A2" office:value-type="string">
            <text:p text:style-name="P16">x</text:p>
          </table:table-cell>
          <table:table-cell table:style-name="fonctionnalités.A2" office:value-type="string">
            <text:p text:style-name="P15"/>
          </table:table-cell>
          <table:table-cell table:style-name="fonctionnalités.A2" office:value-type="string">
            <text:p text:style-name="P16">x</text:p>
          </table:table-cell>
          <table:table-cell table:style-name="fonctionnalités.E2" office:value-type="string">
            <text:p text:style-name="P15"/>
          </table:table-cell>
        </table:table-row>
        <table:table-row>
          <table:table-cell table:style-name="fonctionnalités.A2" office:value-type="string">
            <text:p text:style-name="P7">Consultation <text:span text:style-name="T7">Connexion</text:span></text:p>
          </table:table-cell>
          <table:table-cell table:style-name="fonctionnalités.A2" office:value-type="string">
            <text:p text:style-name="P16">x</text:p>
          </table:table-cell>
          <table:table-cell table:style-name="fonctionnalités.A2" office:value-type="string">
            <text:p text:style-name="P15"/>
          </table:table-cell>
          <table:table-cell table:style-name="fonctionnalités.A2" office:value-type="string">
            <text:p text:style-name="P15"/>
          </table:table-cell>
          <table:table-cell table:style-name="fonctionnalités.E2" office:value-type="string">
            <text:p text:style-name="P16">x</text:p>
          </table:table-cell>
        </table:table-row>
        <table:table-row>
          <table:table-cell table:style-name="fonctionnalités.A2" office:value-type="string">
            <text:p text:style-name="P11">Liste des connexions sur un serveur</text:p>
          </table:table-cell>
          <table:table-cell table:style-name="fonctionnalités.A2" office:value-type="string">
            <text:p text:style-name="P15"/>
          </table:table-cell>
          <table:table-cell table:style-name="fonctionnalités.A2" office:value-type="string">
            <text:p text:style-name="P15"/>
          </table:table-cell>
          <table:table-cell table:style-name="fonctionnalités.A2" office:value-type="string">
            <text:p text:style-name="P15"/>
          </table:table-cell>
          <table:table-cell table:style-name="fonctionnalités.E2" office:value-type="string">
            <text:p text:style-name="P15"/>
          </table:table-cell>
        </table:table-row>
        <table:table-row>
          <table:table-cell table:style-name="fonctionnalités.A2" office:value-type="string">
            <text:p text:style-name="P11">Liste des connexions d’un utilisateur</text:p>
          </table:table-cell>
          <table:table-cell table:style-name="fonctionnalités.A2" office:value-type="string">
            <text:p text:style-name="P15"/>
          </table:table-cell>
          <table:table-cell table:style-name="fonctionnalités.A2" office:value-type="string">
            <text:p text:style-name="P15"/>
          </table:table-cell>
          <table:table-cell table:style-name="fonctionnalités.A2" office:value-type="string">
            <text:p text:style-name="P15"/>
          </table:table-cell>
          <table:table-cell table:style-name="fonctionnalités.E2" office:value-type="string">
            <text:p text:style-name="P15"/>
          </table:table-cell>
        </table:table-row>
        <table:table-row>
          <table:table-cell table:style-name="fonctionnalités.A2" office:value-type="string">
            <text:p text:style-name="P13">Connexion sur un serveur à une date donnée</text:p>
          </table:table-cell>
          <table:table-cell table:style-name="fonctionnalités.A2" office:value-type="string">
            <text:p text:style-name="P15"/>
          </table:table-cell>
          <table:table-cell table:style-name="fonctionnalités.A2" office:value-type="string">
            <text:p text:style-name="P15"/>
          </table:table-cell>
          <table:table-cell table:style-name="fonctionnalités.A2" office:value-type="string">
            <text:p text:style-name="P15"/>
          </table:table-cell>
          <table:table-cell table:style-name="fonctionnalités.E2" office:value-type="string">
            <text:p text:style-name="P15"/>
          </table:table-cell>
        </table:table-row>
        <table:table-row>
          <table:table-cell table:style-name="fonctionnalités.A2" office:value-type="string">
            <text:p text:style-name="P10"><text:span text:style-name="T7">Ajout</text:span> <text:span text:style-name="T7">Serveur</text:span></text:p>
          </table:table-cell>
          <table:table-cell table:style-name="fonctionnalités.A2" office:value-type="string">
            <text:p text:style-name="P9"/>
          </table:table-cell>
          <table:table-cell table:style-name="fonctionnalités.A2" office:value-type="string">
            <text:p text:style-name="P15"/>
          </table:table-cell>
          <table:table-cell table:style-name="fonctionnalités.A2" office:value-type="string">
            <text:p text:style-name="P15"/>
          </table:table-cell>
          <table:table-cell table:style-name="fonctionnalités.E2" office:value-type="string">
            <text:p text:style-name="P15"/>
          </table:table-cell>
        </table:table-row>
        <table:table-row>
          <table:table-cell table:style-name="fonctionnalités.A2" office:value-type="string">
            <text:p text:style-name="P12">Modification Serveur</text:p>
          </table:table-cell>
          <table:table-cell table:style-name="fonctionnalités.A2" office:value-type="string">
            <text:p text:style-name="P16">x</text:p>
          </table:table-cell>
          <table:table-cell table:style-name="fonctionnalités.A2" office:value-type="string">
            <text:p text:style-name="P15"/>
          </table:table-cell>
          <table:table-cell table:style-name="fonctionnalités.A2" office:value-type="string">
            <text:p text:style-name="P15"/>
          </table:table-cell>
          <table:table-cell table:style-name="fonctionnalités.E2" office:value-type="string">
            <text:p text:style-name="P16">x</text:p>
          </table:table-cell>
        </table:table-row>
        <table:table-row>
          <table:table-cell table:style-name="fonctionnalités.A2" office:value-type="string">
            <text:p text:style-name="P11">Suppression Serveur</text:p>
          </table:table-cell>
          <table:table-cell table:style-name="fonctionnalités.A2" office:value-type="string">
            <text:p text:style-name="P16">x</text:p>
          </table:table-cell>
          <table:table-cell table:style-name="fonctionnalités.A2" office:value-type="string">
            <text:p text:style-name="P15"/>
          </table:table-cell>
          <table:table-cell table:style-name="fonctionnalités.A2" office:value-type="string">
            <text:p text:style-name="P15"/>
          </table:table-cell>
          <table:table-cell table:style-name="fonctionnalités.E2" office:value-type="string">
            <text:p text:style-name="P16">x</text:p>
          </table:table-cell>
        </table:table-row>
        <table:table-row>
          <table:table-cell table:style-name="fonctionnalités.A2" office:value-type="string">
            <text:p text:style-name="P11">Ajout Utilisateur</text:p>
          </table:table-cell>
          <table:table-cell table:style-name="fonctionnalités.A2" office:value-type="string">
            <text:p text:style-name="P15"/>
          </table:table-cell>
          <table:table-cell table:style-name="fonctionnalités.A2" office:value-type="string">
            <text:p text:style-name="P15"/>
          </table:table-cell>
          <table:table-cell table:style-name="fonctionnalités.A2" office:value-type="string">
            <text:p text:style-name="P15"/>
          </table:table-cell>
          <table:table-cell table:style-name="fonctionnalités.E2" office:value-type="string">
            <text:p text:style-name="P15"/>
          </table:table-cell>
        </table:table-row>
        <table:table-row>
          <table:table-cell table:style-name="fonctionnalités.A2" office:value-type="string">
            <text:p text:style-name="P11">Modification Utilisateur</text:p>
          </table:table-cell>
          <table:table-cell table:style-name="fonctionnalités.A2" office:value-type="string">
            <text:p text:style-name="P16">x</text:p>
          </table:table-cell>
          <table:table-cell table:style-name="fonctionnalités.A2" office:value-type="string">
            <text:p text:style-name="P16">x</text:p>
          </table:table-cell>
          <table:table-cell table:style-name="fonctionnalités.A2" office:value-type="string">
            <text:p text:style-name="P15"/>
          </table:table-cell>
          <table:table-cell table:style-name="fonctionnalités.E2" office:value-type="string">
            <text:p text:style-name="P15"/>
          </table:table-cell>
        </table:table-row>
        <table:table-row>
          <table:table-cell table:style-name="fonctionnalités.A2" office:value-type="string">
            <text:p text:style-name="P11">Suppression Utilisateur</text:p>
          </table:table-cell>
          <table:table-cell table:style-name="fonctionnalités.A2" office:value-type="string">
            <text:p text:style-name="P16">x</text:p>
          </table:table-cell>
          <table:table-cell table:style-name="fonctionnalités.A2" office:value-type="string">
            <text:p text:style-name="P16">x</text:p>
          </table:table-cell>
          <table:table-cell table:style-name="fonctionnalités.A2" office:value-type="string">
            <text:p text:style-name="P15"/>
          </table:table-cell>
          <table:table-cell table:style-name="fonctionnalités.E2" office:value-type="string">
            <text:p text:style-name="P15"/>
          </table:table-cell>
        </table:table-row>
        <table:table-row>
          <table:table-cell table:style-name="fonctionnalités.A2" office:value-type="string">
            <text:p text:style-name="P10">Ajout <text:span text:style-name="T7">Connexion</text:span></text:p>
          </table:table-cell>
          <table:table-cell table:style-name="fonctionnalités.A2" office:value-type="string">
            <text:p text:style-name="P16"/>
          </table:table-cell>
          <table:table-cell table:style-name="fonctionnalités.A2" office:value-type="string">
            <text:p text:style-name="P16"/>
          </table:table-cell>
          <table:table-cell table:style-name="fonctionnalités.A2" office:value-type="string">
            <text:p text:style-name="P15"/>
          </table:table-cell>
          <table:table-cell table:style-name="fonctionnalités.E2" office:value-type="string">
            <text:p text:style-name="P15"/>
          </table:table-cell>
        </table:table-row>
        <table:table-row>
          <table:table-cell table:style-name="fonctionnalités.A2" office:value-type="string">
            <text:p text:style-name="P11">Modification Connexion</text:p>
          </table:table-cell>
          <table:table-cell table:style-name="fonctionnalités.A2" office:value-type="string">
            <text:p text:style-name="P15"/>
          </table:table-cell>
          <table:table-cell table:style-name="fonctionnalités.A2" office:value-type="string">
            <text:p text:style-name="P15"/>
          </table:table-cell>
          <table:table-cell table:style-name="fonctionnalités.A2" office:value-type="string">
            <text:p text:style-name="P15"/>
          </table:table-cell>
          <table:table-cell table:style-name="fonctionnalités.E2" office:value-type="string">
            <text:p text:style-name="P15"/>
          </table:table-cell>
        </table:table-row>
        <table:table-row>
          <table:table-cell table:style-name="fonctionnalités.A2" office:value-type="string">
            <text:p text:style-name="P11">Suppression Connexion</text:p>
          </table:table-cell>
          <table:table-cell table:style-name="fonctionnalités.A2" office:value-type="string">
            <text:p text:style-name="P15"/>
          </table:table-cell>
          <table:table-cell table:style-name="fonctionnalités.A2" office:value-type="string">
            <text:p text:style-name="P15"/>
          </table:table-cell>
          <table:table-cell table:style-name="fonctionnalités.A2" office:value-type="string">
            <text:p text:style-name="P15"/>
          </table:table-cell>
          <table:table-cell table:style-name="fonctionnalités.E2" office:value-type="string">
            <text:p text:style-name="P15"/>
          </table:table-cell>
        </table:table-row>
      </table:table>
      <text:p text:style-name="P1"><text:soft-page-break/></text:p>
      <text:p text:style-name="P3">Structure des répertoire de l'application</text:p>
      <text:p text:style-name="P18">projet/</text:p>
      <text:p text:style-name="P18">├── accueil.jsp</text:p>
      <text:p text:style-name="P18">├── connecMAJ.jsp</text:p>
      <text:p text:style-name="P18">├── connexions.jsp</text:p>
      <text:p text:style-name="P18">├── connMAJ.jsp</text:p>
      <text:p text:style-name="P18">├── erreurs</text:p>
      <text:p text:style-name="P18">│   ├── erreurCommande.jsp</text:p>
      <text:p text:style-name="P18">│   ├── erreurDroit.jsp</text:p>
      <text:p text:style-name="P18">│   ├── erreurInitControleur.jsp</text:p>
      <text:p text:style-name="P18">│   └── exceptionCommande.jsp</text:p>
      <text:p text:style-name="P18">├── ihm</text:p>
      <text:p text:style-name="P18">│   ├── imagesWA3.png</text:p>
      <text:p text:style-name="P18">│   ├── miseEnPageSUC1.jsp</text:p>
      <text:p text:style-name="P18">│   ├── miseEnPageSUC2.jsp</text:p>
      <text:p text:style-name="P18">│   └── site.css</text:p>
      <text:p text:style-name="P18">├── login.jsp</text:p>
      <text:p text:style-name="P18">├── majEffectue.jsp</text:p>
      <text:p text:style-name="P18">├── produitSupprValid.jsp</text:p>
      <text:p text:style-name="P18">├── serveurMAJ.jsp</text:p>
      <text:p text:style-name="P18">├── serveurs.jsp</text:p>
      <text:p text:style-name="P18">├── servMAJ.jsp</text:p>
      <text:p text:style-name="P18">├── utilisateurs.jsp</text:p>
      <text:p text:style-name="P18">├── utilMAJ.jsp</text:p>
      <text:p text:style-name="P18">├── utilsMAJ.jsp</text:p>
      <text:p text:style-name="P18">└── WEB-INF</text:p>
      <text:p text:style-name="P18"><text:s text:c="4"/>├── classes</text:p>
      <text:p text:style-name="P18"><text:s text:c="4"/>│   ├── bdd</text:p>
      <text:p text:style-name="P18"><text:s text:c="4"/>│   │   ├── DB_CONNEXION.class</text:p>
      <text:p text:style-name="P18"><text:s text:c="4"/>│   │   ├── DBS.class</text:p>
      <text:p text:style-name="P18"><text:s text:c="4"/>│   │   ├── DB_SERVEUR.class</text:p>
      <text:p text:style-name="P18"><text:s text:c="4"/>│   │   ├── DB_UTILISATEUR.class</text:p>
      <text:p text:style-name="P18"><text:s text:c="4"/>│   │   └── Droits.class</text:p>
      <text:p text:style-name="P18"><text:s text:c="4"/>│   ├── beans</text:p>
      <text:p text:style-name="P18"><text:s text:c="4"/>│   │   ├── Connexion.class</text:p>
      <text:p text:style-name="P18"><text:s text:c="4"/>│   │   ├── Serveur.class</text:p>
      <text:p text:style-name="P18"><text:s text:c="4"/>│   │   └── Utilisateur.class</text:p>
      <text:p text:style-name="P18"><text:s text:c="4"/>│   ├── commandes</text:p>
      <text:p text:style-name="P18"><text:s text:c="4"/>│   │   ├── Commande.class</text:p>
      <text:p text:style-name="P18"><text:s text:c="4"/>│   │   ├── CommandeConnexion.class</text:p>
      <text:p text:style-name="P18"><text:s text:c="4"/>│   │   ├── CommandeConnMAJ.class</text:p>
      <text:p text:style-name="P18"><text:s text:c="4"/>│   │   ├── CommandeConnMAJValid.class</text:p>
      <text:p text:style-name="P18"><text:s text:c="4"/>│   │   ├── CommandeDeconnect.class</text:p>
      <text:p text:style-name="P18"><text:s text:c="4"/>│   │   ├── CommandeErreurDroit.class</text:p>
      <text:p text:style-name="P18"><text:s text:c="4"/>│   │   ├── CommandeServeur.class</text:p>
      <text:p text:style-name="P18"><text:s text:c="4"/>│   │   ├── CommandeServMAJ.class</text:p>
      <text:p text:style-name="P18"><text:s text:c="4"/>│   │   ├── CommandeServMAJValid.class</text:p>
      <text:p text:style-name="P18"><text:s text:c="4"/>│   │   ├── CommandeSupprConnexion.class</text:p>
      <text:p text:style-name="P18"><text:s text:c="4"/>│   │   ├── CommandeSupprServeur.class</text:p>
      <text:p text:style-name="P18"><text:s text:c="4"/>│   │   ├── CommandeSupprUtilisateur.class</text:p>
      <text:p text:style-name="P18"><text:s text:c="4"/>│   │   ├── CommandeUtil.class</text:p>
      <text:p text:style-name="P18"><text:soft-page-break/><text:s text:c="4"/>│   │   ├── CommandeUtilisateurMAJ.class</text:p>
      <text:p text:style-name="P18"><text:s text:c="4"/>│   │   ├── CommandeUtilMAJ.class</text:p>
      <text:p text:style-name="P18"><text:s text:c="4"/>│   │   ├── CommandeUtilMAJValid.class</text:p>
      <text:p text:style-name="P18"><text:s text:c="4"/>│   │   ├── CommandeUtils.class</text:p>
      <text:p text:style-name="P18"><text:s text:c="4"/>│   │   ├── CommandeVerifLogin.class</text:p>
      <text:p text:style-name="P18"><text:s text:c="4"/>│   │   └── NullCommande.class</text:p>
      <text:p text:style-name="P18"><text:s text:c="4"/>│   ├── ControleSession.class</text:p>
      <text:p text:style-name="P18"><text:s text:c="4"/>│   └── Controleur.class</text:p>
      <text:p text:style-name="P18"><text:s text:c="4"/>├── lib</text:p>
      <text:p text:style-name="P18"><text:s text:c="4"/>│   └── postgresql-42.2.5.jre6.jar</text:p>
      <text:p text:style-name="P18"><text:s text:c="4"/>└── web.xml</text:p>
      <text:p text:style-name="P18"/>
      <text:p text:style-name="P18">8 directories, 52 fi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5:17:52.019548672</meta:creation-date>
    <dc:date>2019-04-05T09:26:04.502665289</dc:date>
    <meta:editing-duration>PT24M10S</meta:editing-duration>
    <meta:editing-cycles>8</meta:editing-cycles>
    <meta:generator>LibreOffice/5.2.7.2$Linux_X86_64 LibreOffice_project/20m0$Build-2</meta:generator>
    <dc:creator>Hugo Labbe</dc:creator>
    <meta:document-statistic meta:table-count="2" meta:image-count="0" meta:object-count="0" meta:page-count="3" meta:paragraph-count="125" meta:word-count="353" meta:character-count="2617" meta:non-whitespace-character-count="2100"/>
  </office:meta>
</office:document-meta>
</file>